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9846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e7930"/>
    </style:style>
    <style:style style:name="T1" style:family="text">
      <style:text-properties officeooo:rsid="000e7930"/>
    </style:style>
    <style:style style:name="T2" style:family="text">
      <style:text-properties fo:color="#0066b3"/>
    </style:style>
    <style:style style:name="T3" style:family="text">
      <style:text-properties officeooo:rsid="0005a55d"/>
    </style:style>
    <style:style style:name="T4" style:family="text">
      <style:text-properties fo:color="#ce181e"/>
    </style:style>
    <style:style style:name="T5" style:family="text">
      <style:text-properties fo:color="#ce181e" officeooo:rsid="000e7930"/>
    </style:style>
    <style:style style:name="T6" style:family="text">
      <style:text-properties fo:color="#000000" officeooo:rsid="000e7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ss and modify structure’s members with the dot operator</text:p>
      <text:p text:style-name="Standard"/>
      <text:p text:style-name="Standard">I will <text:span text:style-name="T1">learn</text:span> how to modify what's stored in a structure variable. <text:span text:style-name="T1">We can do it by</text:span></text:p>
      <text:p text:style-name="Standard"/>
      <text:p text:style-name="P2"><text:span text:style-name="T2">scanf</text:span>("<text:span text:style-name="T2">%?</text:span>", &amp;<text:span text:style-name="T3">The_name_of_the_variable</text:span><text:span text:style-name="T4">.</text:span><text:span text:style-name="T6">variable_name_in_the_structure</text:span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2:10:18.319928930</meta:creation-date>
    <dc:date>2019-04-16T22:45:28.768823251</dc:date>
    <meta:editing-duration>PT15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8" meta:character-count="210" meta:non-whitespace-character-count="185"/>
  </office:meta>
</office:document-meta>
</file>